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2:59:24.094471426</dc:date>
    <meta:editing-duration>PT6M1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" meta:character-count="50" meta:non-whitespace-character-count="41"/>
  </office:meta>
</office:document-meta>
</file>